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Valor</text:p>
          </table:table-cell>
          <table:table-cell/>
          <table:table-cell office:value-type="string">
            <text:p>Observação</text:p>
          </table:table-cell>
          <table:table-cell/>
        </table:table-row>
        <table:table-row table:style-name="ro1">
          <table:table-cell office:value-type="string">
            <text:p>Alimentação</text:p>
          </table:table-cell>
          <table:table-cell office:value-type="float" office:value="97">
            <text:p>97</text:p>
          </table:table-cell>
          <table:table-cell table:style-name="ce1" office:value-type="date" office:date-value="2013-03-07">
            <text:p>03/07/13</text:p>
          </table:table-cell>
          <table:table-cell office:value-type="float" office:value="15.9">
            <text:p>15.9</text:p>
          </table:table-cell>
          <table:table-cell table:number-columns-repeated="3"/>
        </table:table-row>
        <table:table-row table:style-name="ro1">
          <table:table-cell office:value-type="string">
            <text:p>Taxi</text:p>
          </table:table-cell>
          <table:table-cell office:value-type="float" office:value="798562">
            <text:p>798562</text:p>
          </table:table-cell>
          <table:table-cell table:style-name="ce1" office:value-type="date" office:date-value="2013-05-07">
            <text:p>05/07/1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arlos. Diego. Thiago. Pedro</text:p>
          </table:table-cell>
          <table:table-cell office:value-type="string">
            <text:p>Hotel – Restaurante</text:p>
          </table:table-cell>
        </table:table-row>
        <table:table-row table:style-name="ro1">
          <table:table-cell office:value-type="string">
            <text:p>Alimentação</text:p>
          </table:table-cell>
          <table:table-cell office:value-type="float" office:value="9456">
            <text:p>9456</text:p>
          </table:table-cell>
          <table:table-cell table:style-name="ce1" office:value-type="date" office:date-value="2013-07-07">
            <text:p>07/07/1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Taxi</text:p>
          </table:table-cell>
          <table:table-cell office:value-type="float" office:value="840305">
            <text:p>840305</text:p>
          </table:table-cell>
          <table:table-cell table:style-name="ce1" office:value-type="date" office:date-value="2013-03-07">
            <text:p>03/07/1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edro. Camila. Ana. Guilherme</text:p>
          </table:table-cell>
          <table:table-cell office:value-type="string">
            <text:p>Evento – Hotel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260343">
            <text:p>260343</text:p>
          </table:table-cell>
          <table:table-cell table:style-name="ce1" office:value-type="date" office:date-value="2013-06-07">
            <text:p>06/07/1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edro. Guilherme. Ana. Diego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16818">
            <text:p>716818</text:p>
          </table:table-cell>
          <table:table-cell table:style-name="ce1" office:value-type="date" office:date-value="2013-05-07">
            <text:p>05/07/1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edro. Renato. Felipe.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42781">
            <text:p>742781</text:p>
          </table:table-cell>
          <table:table-cell table:style-name="ce1" office:value-type="date" office:date-value="2013-04-07">
            <text:p>04/07/1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edro. Ana. Felipe.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419332">
            <text:p>419332</text:p>
          </table:table-cell>
          <table:table-cell table:style-name="ce1" office:value-type="date" office:date-value="2013-03-07">
            <text:p>03/07/1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edro. Ana. Renato.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901115">
            <text:p>901115</text:p>
          </table:table-cell>
          <table:table-cell table:style-name="ce1" office:value-type="date" office:date-value="2013-03-07">
            <text:p>03/07/1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edro. Renato. Felipe. Gustavo</text:p>
          </table:table-cell>
          <table:table-cell office:value-type="string">
            <text:p>Restaurante – Hotel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503754">
            <text:p>503754</text:p>
          </table:table-cell>
          <table:table-cell table:style-name="ce1" office:value-type="date" office:date-value="2013-07-07">
            <text:p>07/07/13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Pedro. Camila. Ana. Daniel</text:p>
          </table:table-cell>
          <table:table-cell office:value-type="string">
            <text:p>Hotel – Aeroporto</text:p>
          </table:table-cell>
        </table:table-row>
        <table:table-row table:style-name="ro1">
          <table:table-cell office:value-type="string">
            <text:p>Inscrição</text:p>
          </table:table-cell>
          <table:table-cell office:value-type="float" office:value="1965">
            <text:p>1965</text:p>
          </table:table-cell>
          <table:table-cell table:style-name="ce1" office:value-type="date" office:date-value="2013-11-06">
            <text:p>11/06/13</text:p>
          </table:table-cell>
          <table:table-cell office:value-type="float" office:value="92.5">
            <text:p>92.5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70687">
            <text:p>70687</text:p>
          </table:table-cell>
          <table:table-cell table:style-name="ce1" office:value-type="date" office:date-value="2013-04-07">
            <text:p>04/07/13</text:p>
          </table:table-cell>
          <table:table-cell office:value-type="float" office:value="26.5">
            <text:p>26.5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556682">
            <text:p>556682</text:p>
          </table:table-cell>
          <table:table-cell table:style-name="ce1" office:value-type="date" office:date-value="2013-04-07">
            <text:p>04/07/13</text:p>
          </table:table-cell>
          <table:table-cell office:value-type="float" office:value="18.5">
            <text:p>18.5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1450">
            <text:p>1450</text:p>
          </table:table-cell>
          <table:table-cell table:style-name="ce1" office:value-type="date" office:date-value="2013-06-07">
            <text:p>06/07/1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122146">
            <text:p>122146</text:p>
          </table:table-cell>
          <table:table-cell table:style-name="ce1" office:value-type="date" office:date-value="2013-06-07">
            <text:p>06/07/13</text:p>
          </table:table-cell>
          <table:table-cell office:value-type="float" office:value="39.16">
            <text:p>39.16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26174">
            <text:p>26174</text:p>
          </table:table-cell>
          <table:table-cell table:style-name="ce1" office:value-type="date" office:date-value="2013-05-07">
            <text:p>05/07/13</text:p>
          </table:table-cell>
          <table:table-cell office:value-type="float" office:value="43.45">
            <text:p>43.45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58707">
            <text:p>58707</text:p>
          </table:table-cell>
          <table:table-cell table:style-name="ce1" office:value-type="date" office:date-value="2013-05-07">
            <text:p>05/07/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Hotel</text:p>
          </table:table-cell>
          <table:table-cell office:value-type="float" office:value="7301">
            <text:p>7301</text:p>
          </table:table-cell>
          <table:table-cell table:style-name="ce1" office:value-type="date" office:date-value="2013-07-07">
            <text:p>07/07/13</text:p>
          </table:table-cell>
          <table:table-cell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342448">
            <text:p>342448</text:p>
          </table:table-cell>
          <table:table-cell table:style-name="ce1" office:value-type="date" office:date-value="2013-02-07">
            <text:p>02/07/13</text:p>
          </table:table-cell>
          <table:table-cell office:value-type="float" office:value="1.99">
            <text:p>1.99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29734">
            <text:p>29734</text:p>
          </table:table-cell>
          <table:table-cell table:style-name="ce1" office:value-type="date" office:date-value="2013-02-07">
            <text:p>02/07/1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Alimentação</text:p>
          </table:table-cell>
          <table:table-cell office:value-type="float" office:value="58265">
            <text:p>58265</text:p>
          </table:table-cell>
          <table:table-cell table:style-name="ce1" office:value-type="date" office:date-value="2013-03-07">
            <text:p>03/07/13</text:p>
          </table:table-cell>
          <table:table-cell office:value-type="float" office:value="26.5">
            <text:p>26.5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Alimentação</text:p>
          </table:table-cell>
          <table:table-cell office:value-type="float" office:value="342448">
            <text:p>342448</text:p>
          </table:table-cell>
          <table:table-cell table:style-name="ce1" office:value-type="date" office:date-value="2013-02-07">
            <text:p>02/07/13</text:p>
          </table:table-cell>
          <table:table-cell table:style-name="ce2" office:value-type="currency" office:currency="USD" office:value="1.99">
            <text:p>$1.99</text:p>
          </table:table-cell>
          <table:table-cell table:formula="of:=[.D25]" office:value-type="currency" office:currency="USD" office:value="1.99">
            <text:p>$1.99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29734">
            <text:p>29734</text:p>
          </table:table-cell>
          <table:table-cell table:style-name="ce1" office:value-type="date" office:date-value="2013-02-07">
            <text:p>02/07/13</text:p>
          </table:table-cell>
          <table:table-cell table:style-name="ce2" office:value-type="currency" office:currency="USD" office:value="32">
            <text:p>$32.00</text:p>
          </table:table-cell>
          <table:table-cell table:formula="of:=[.D26]" office:value-type="currency" office:currency="USD" office:value="32">
            <text:p>$32.0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97">
            <text:p>97</text:p>
          </table:table-cell>
          <table:table-cell table:style-name="ce1" office:value-type="date" office:date-value="2013-03-07">
            <text:p>03/07/13</text:p>
          </table:table-cell>
          <table:table-cell table:style-name="ce2" office:value-type="currency" office:currency="USD" office:value="15.9">
            <text:p>$15.90</text:p>
          </table:table-cell>
          <table:table-cell table:formula="of:=[.D27]" office:value-type="currency" office:currency="USD" office:value="15.9">
            <text:p>$15.9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58265">
            <text:p>58265</text:p>
          </table:table-cell>
          <table:table-cell table:style-name="ce1" office:value-type="date" office:date-value="2013-03-07">
            <text:p>03/07/13</text:p>
          </table:table-cell>
          <table:table-cell table:style-name="ce2" office:value-type="currency" office:currency="USD" office:value="26.5">
            <text:p>$26.50</text:p>
          </table:table-cell>
          <table:table-cell table:formula="of:=[.D28]" office:value-type="currency" office:currency="USD" office:value="26.5">
            <text:p>$26.5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70687">
            <text:p>70687</text:p>
          </table:table-cell>
          <table:table-cell table:style-name="ce1" office:value-type="date" office:date-value="2013-04-07">
            <text:p>04/07/13</text:p>
          </table:table-cell>
          <table:table-cell table:style-name="ce2" office:value-type="currency" office:currency="USD" office:value="26.5">
            <text:p>$26.50</text:p>
          </table:table-cell>
          <table:table-cell table:formula="of:=[.D29]" office:value-type="currency" office:currency="USD" office:value="26.5">
            <text:p>$26.5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556682">
            <text:p>556682</text:p>
          </table:table-cell>
          <table:table-cell table:style-name="ce1" office:value-type="date" office:date-value="2013-04-07">
            <text:p>04/07/13</text:p>
          </table:table-cell>
          <table:table-cell table:style-name="ce2" office:value-type="currency" office:currency="USD" office:value="18.5">
            <text:p>$18.50</text:p>
          </table:table-cell>
          <table:table-cell table:formula="of:=[.D30]" office:value-type="currency" office:currency="USD" office:value="18.5">
            <text:p>$18.5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26174">
            <text:p>26174</text:p>
          </table:table-cell>
          <table:table-cell table:style-name="ce1" office:value-type="date" office:date-value="2013-05-07">
            <text:p>05/07/13</text:p>
          </table:table-cell>
          <table:table-cell table:style-name="ce2" office:value-type="currency" office:currency="USD" office:value="43.45">
            <text:p>$43.45</text:p>
          </table:table-cell>
          <table:table-cell table:formula="of:=[.D31]" office:value-type="currency" office:currency="USD" office:value="43.45">
            <text:p>$43.45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58707">
            <text:p>58707</text:p>
          </table:table-cell>
          <table:table-cell table:style-name="ce1" office:value-type="date" office:date-value="2013-05-07">
            <text:p>05/07/13</text:p>
          </table:table-cell>
          <table:table-cell table:style-name="ce2" office:value-type="currency" office:currency="USD" office:value="23">
            <text:p>$23.00</text:p>
          </table:table-cell>
          <table:table-cell table:formula="of:=[.D32]" office:value-type="currency" office:currency="USD" office:value="23">
            <text:p>$23.0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1450">
            <text:p>1450</text:p>
          </table:table-cell>
          <table:table-cell table:style-name="ce1" office:value-type="date" office:date-value="2013-06-07">
            <text:p>06/07/13</text:p>
          </table:table-cell>
          <table:table-cell table:style-name="ce2" office:value-type="currency" office:currency="USD" office:value="33">
            <text:p>$33.00</text:p>
          </table:table-cell>
          <table:table-cell table:formula="of:=[.D33]" office:value-type="currency" office:currency="USD" office:value="33">
            <text:p>$33.00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122146">
            <text:p>122146</text:p>
          </table:table-cell>
          <table:table-cell table:style-name="ce1" office:value-type="date" office:date-value="2013-06-07">
            <text:p>06/07/13</text:p>
          </table:table-cell>
          <table:table-cell table:style-name="ce2" office:value-type="currency" office:currency="USD" office:value="39.16">
            <text:p>$39.16</text:p>
          </table:table-cell>
          <table:table-cell table:formula="of:=[.D34]" office:value-type="currency" office:currency="USD" office:value="39.16">
            <text:p>$39.16</text:p>
          </table:table-cell>
          <table:table-cell table:number-columns-repeated="2"/>
        </table:table-row>
        <table:table-row table:style-name="ro1">
          <table:table-cell office:value-type="string">
            <text:p>Alimentação</text:p>
          </table:table-cell>
          <table:table-cell office:value-type="float" office:value="9456">
            <text:p>9456</text:p>
          </table:table-cell>
          <table:table-cell table:style-name="ce1" office:value-type="date" office:date-value="2013-07-07">
            <text:p>07/07/13</text:p>
          </table:table-cell>
          <table:table-cell table:style-name="ce2" office:value-type="currency" office:currency="USD" office:value="15">
            <text:p>$15.00</text:p>
          </table:table-cell>
          <table:table-cell table:formula="of:=[.D35]" office:value-type="currency" office:currency="USD" office:value="15">
            <text:p>$15.00</text:p>
          </table:table-cell>
          <table:table-cell table:number-columns-repeated="2"/>
        </table:table-row>
        <table:table-row table:style-name="ro2">
          <table:table-cell office:value-type="string">
            <text:p>Hotel</text:p>
          </table:table-cell>
          <table:table-cell office:value-type="float" office:value="7301">
            <text:p>7301</text:p>
          </table:table-cell>
          <table:table-cell table:style-name="ce1" office:value-type="date" office:date-value="2013-07-07">
            <text:p>07/07/13</text:p>
          </table:table-cell>
          <table:table-cell table:style-name="ce2" office:value-type="currency" office:currency="USD" office:value="265">
            <text:p>$265.00</text:p>
          </table:table-cell>
          <table:table-cell table:formula="of:=[.D36]" office:value-type="currency" office:currency="USD" office:value="265">
            <text:p>$265.00</text:p>
          </table:table-cell>
          <table:table-cell table:number-columns-repeated="2"/>
        </table:table-row>
        <table:table-row table:style-name="ro1">
          <table:table-cell office:value-type="string">
            <text:p>Inscrição</text:p>
          </table:table-cell>
          <table:table-cell office:value-type="float" office:value="1965">
            <text:p>1965</text:p>
          </table:table-cell>
          <table:table-cell table:style-name="ce1" office:value-type="date" office:date-value="2013-11-06">
            <text:p>11/06/13</text:p>
          </table:table-cell>
          <table:table-cell table:style-name="ce2" office:value-type="currency" office:currency="USD" office:value="92.5">
            <text:p>$92.50</text:p>
          </table:table-cell>
          <table:table-cell table:formula="of:=[.D37]" office:value-type="currency" office:currency="USD" office:value="92.5">
            <text:p>$92.50</text:p>
          </table:table-cell>
          <table:table-cell table:number-columns-repeated="2"/>
        </table:table-row>
        <table:table-row table:style-name="ro1">
          <table:table-cell office:value-type="string">
            <text:p>Taxi</text:p>
          </table:table-cell>
          <table:table-cell office:value-type="float" office:value="840305">
            <text:p>840305</text:p>
          </table:table-cell>
          <table:table-cell table:style-name="ce1" office:value-type="date" office:date-value="2013-03-07">
            <text:p>03/07/13</text:p>
          </table:table-cell>
          <table:table-cell table:style-name="ce2" office:value-type="currency" office:currency="USD" office:value="23">
            <text:p>$23.00</text:p>
          </table:table-cell>
          <table:table-cell table:formula="of:=[.D38]/4" office:value-type="currency" office:currency="USD" office:value="5.75">
            <text:p>$5.75</text:p>
          </table:table-cell>
          <table:table-cell office:value-type="string">
            <text:p>Pedro. Camila. Ana. Guilherme</text:p>
          </table:table-cell>
          <table:table-cell office:value-type="string">
            <text:p>Evento – Hotel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419332">
            <text:p>419332</text:p>
          </table:table-cell>
          <table:table-cell table:style-name="ce1" office:value-type="date" office:date-value="2013-03-07">
            <text:p>03/07/13</text:p>
          </table:table-cell>
          <table:table-cell table:style-name="ce2" office:value-type="currency" office:currency="USD" office:value="20">
            <text:p>$20.00</text:p>
          </table:table-cell>
          <table:table-cell table:formula="of:=[.D39]/4" office:value-type="currency" office:currency="USD" office:value="5">
            <text:p>$5.00</text:p>
          </table:table-cell>
          <table:table-cell office:value-type="string">
            <text:p>Pedro. Ana. Renato.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901115">
            <text:p>901115</text:p>
          </table:table-cell>
          <table:table-cell table:style-name="ce1" office:value-type="date" office:date-value="2013-03-07">
            <text:p>03/07/13</text:p>
          </table:table-cell>
          <table:table-cell table:style-name="ce2" office:value-type="currency" office:currency="USD" office:value="10">
            <text:p>$10.00</text:p>
          </table:table-cell>
          <table:table-cell table:formula="of:=[.D40]/4" office:value-type="currency" office:currency="USD" office:value="2.5">
            <text:p>$2.50</text:p>
          </table:table-cell>
          <table:table-cell office:value-type="string">
            <text:p>Pedro. Renato. Felipe. Gustavo</text:p>
          </table:table-cell>
          <table:table-cell office:value-type="string">
            <text:p>Restaurante – Hotel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42781">
            <text:p>742781</text:p>
          </table:table-cell>
          <table:table-cell table:style-name="ce1" office:value-type="date" office:date-value="2013-04-07">
            <text:p>04/07/13</text:p>
          </table:table-cell>
          <table:table-cell table:style-name="ce2" office:value-type="currency" office:currency="USD" office:value="20">
            <text:p>$20.00</text:p>
          </table:table-cell>
          <table:table-cell table:formula="of:=[.D41]/4" office:value-type="currency" office:currency="USD" office:value="5">
            <text:p>$5.00</text:p>
          </table:table-cell>
          <table:table-cell office:value-type="string">
            <text:p>Pedro. Ana. Felipe.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98562">
            <text:p>798562</text:p>
          </table:table-cell>
          <table:table-cell table:style-name="ce1" office:value-type="date" office:date-value="2013-05-07">
            <text:p>05/07/13</text:p>
          </table:table-cell>
          <table:table-cell table:style-name="ce2" office:value-type="currency" office:currency="USD" office:value="13">
            <text:p>$13.00</text:p>
          </table:table-cell>
          <table:table-cell table:formula="of:=[.D42]/4" office:value-type="currency" office:currency="USD" office:value="3.25">
            <text:p>$3.25</text:p>
          </table:table-cell>
          <table:table-cell office:value-type="string">
            <text:p>Carlos. Diego. Thiago. Pedro</text:p>
          </table:table-cell>
          <table:table-cell office:value-type="string">
            <text:p>Hotel – Restaurante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716818">
            <text:p>716818</text:p>
          </table:table-cell>
          <table:table-cell table:style-name="ce1" office:value-type="date" office:date-value="2013-05-07">
            <text:p>05/07/13</text:p>
          </table:table-cell>
          <table:table-cell table:style-name="ce2" office:value-type="currency" office:currency="USD" office:value="20">
            <text:p>$20.00</text:p>
          </table:table-cell>
          <table:table-cell table:formula="of:=[.D43]/4" office:value-type="currency" office:currency="USD" office:value="5">
            <text:p>$5.00</text:p>
          </table:table-cell>
          <table:table-cell office:value-type="string">
            <text:p>Pedro. Renato. Felipe. Daniel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260343">
            <text:p>260343</text:p>
          </table:table-cell>
          <table:table-cell table:style-name="ce1" office:value-type="date" office:date-value="2013-06-07">
            <text:p>06/07/13</text:p>
          </table:table-cell>
          <table:table-cell table:style-name="ce2" office:value-type="currency" office:currency="USD" office:value="20">
            <text:p>$20.00</text:p>
          </table:table-cell>
          <table:table-cell table:formula="of:=[.D44]/4" office:value-type="currency" office:currency="USD" office:value="5">
            <text:p>$5.00</text:p>
          </table:table-cell>
          <table:table-cell office:value-type="string">
            <text:p>Pedro. Guilherme. Ana. Diego</text:p>
          </table:table-cell>
          <table:table-cell office:value-type="string">
            <text:p>Hotel – Evento</text:p>
          </table:table-cell>
        </table:table-row>
        <table:table-row table:style-name="ro1">
          <table:table-cell office:value-type="string">
            <text:p>Taxi</text:p>
          </table:table-cell>
          <table:table-cell office:value-type="float" office:value="503754">
            <text:p>503754</text:p>
          </table:table-cell>
          <table:table-cell table:style-name="ce1" office:value-type="date" office:date-value="2013-07-07">
            <text:p>07/07/13</text:p>
          </table:table-cell>
          <table:table-cell table:style-name="ce2" office:value-type="currency" office:currency="USD" office:value="35">
            <text:p>$35.00</text:p>
          </table:table-cell>
          <table:table-cell table:formula="of:=[.D45]/4" office:value-type="currency" office:currency="USD" office:value="8.75">
            <text:p>$8.75</text:p>
          </table:table-cell>
          <table:table-cell office:value-type="string">
            <text:p>Pedro. Camila. Ana. Daniel</text:p>
          </table:table-cell>
          <table:table-cell office:value-type="string">
            <text:p>Hotel – Aeroporto</text:p>
          </table:table-cell>
        </table:table-row>
        <table:table-row table:style-name="ro1">
          <table:table-cell office:value-type="string">
            <text:p>Tipo</text:p>
          </table:table-cell>
          <table:table-cell office:value-type="string">
            <text:p>Numero</text:p>
          </table:table-cell>
          <table:table-cell office:value-type="string">
            <text:p>Data</text:p>
          </table:table-cell>
          <table:table-cell office:value-type="string">
            <text:p>Valor</text:p>
          </table:table-cell>
          <table:table-cell office:value-type="string">
            <text:p>Valor individual</text:p>
          </table:table-cell>
          <table:table-cell office:value-type="string">
            <text:p>Observação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table:formula="of:=SUM([.E25:.E45])" office:value-type="currency" office:currency="USD" office:value="672.75">
            <text:p>$672.75</text:p>
          </table:table-cell>
          <table:table-cell table:number-columns-repeated="2"/>
        </table:table-row>
        <table:table-row table:style-name="ro2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5:Sheet1.G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aulo</meta:initial-creator>
    <meta:creation-date>2013-07-09T13:16:11</meta:creation-date>
    <dc:date>2013-07-09T23:20:03</dc:date>
    <dc:creator>Pedro Paulo</dc:creator>
    <meta:editing-duration>PT9H52M3S</meta:editing-duration>
    <meta:editing-cycles>3</meta:editing-cycles>
    <meta:generator>LibreOffice/3.5$Linux_x86 LibreOffice_project/350m1$Build-2</meta:generator>
    <meta:document-statistic meta:table-count="3" meta:cell-count="233" meta:object-count="0"/>
  </office:meta>
</office:document-meta>
</file>